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2c3" officeooo:paragraph-rsid="001de2c3"/>
    </style:style>
    <style:style style:name="P2" style:family="paragraph" style:parent-style-name="Standard">
      <style:text-properties officeooo:rsid="002156b0" officeooo:paragraph-rsid="002156b0"/>
    </style:style>
    <style:style style:name="P3" style:family="paragraph" style:parent-style-name="Standard">
      <style:text-properties officeooo:rsid="0021dfd4" officeooo:paragraph-rsid="0021dfd4"/>
    </style:style>
    <style:style style:name="T1" style:family="text">
      <style:text-properties officeooo:rsid="002156b0"/>
    </style:style>
    <style:style style:name="T2" style:family="text">
      <style:text-properties officeooo:rsid="0021d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2<text:span text:style-name="T1">1</text:span>, 2024</text:p>
      <text:p text:style-name="P2">Build and Install CockpitServer Prototype</text:p>
      <text:p text:style-name="P2">Modified a drink tray to <text:span text:style-name="T2">hold a raspberry pi with tablet</text:span></text:p>
      <text:p text:style-name="P3">Connected to 12V connection of the car</text:p>
      <text:p text:style-name="P3">Locate 4 orange pi zero with custom compiled os</text:p>
      <text:p text:style-name="P3">clone the memory card as unable to find os source</text:p>
      <text:p text:style-name="P3">Begin building housing for touch screen with orange p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0:59:11.195371946</meta:creation-date>
    <dc:date>2024-02-22T12:10:33.806081847</dc:date>
    <meta:editing-duration>PT1H28M4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4" meta:character-count="302" meta:non-whitespace-character-count="255"/>
  </office:meta>
</office:document-meta>
</file>